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5-06T00:00:00" table:style-name="ce5">
            <text:p>06.05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1" table:formula="of:=[.A6]*([.D6]+50*[.C6])" table:style-name="ce10">
            <text:p>CHF 0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0.60000000000000009" table:formula="of:=[.A7]*([.D7]+50*[.C7])" table:style-name="ce10">
            <text:p>CHF 0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4" table:formula="of:=[.A9]*([.D9]+50*[.C9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11" table:formula="of:=[.A10]*([.D10]+50*[.C10])" table:style-name="ce10">
            <text:p>CHF 1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20" table:formula="of:=[.A11]*([.D11]+50*[.C11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5" table:formula="of:=[.A12]*([.D12]+25*[.C12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60" table:formula="of:=[.A14]*[.D14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03.7" table:formula="of:=SUM([.E6:.E18])" table:number-columns-spanned="2" table:number-rows-spanned="1" table:style-name="ce12">
            <text:p>CHF 103,7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meta:initial-creator>Nathan Fiorellino</meta:initial-creator>
    <dc:creator>Nathan Fiorellino</dc:creator>
    <meta:creation-date>2019-04-15T09:02:29Z</meta:creation-date>
    <dc:date>2022-05-12T08:44:43Z</dc:date>
    <meta:editing-cycles>13</meta:editing-cycles>
    <meta:editing-duration>PT0S</meta:editing-duration>
  </office:meta>
</office:document-meta>
</file>